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579cm" style:rel-column-width="24513*"/>
    </style:style>
    <style:style style:name="Table2.B" style:family="table-column">
      <style:table-column-properties style:column-width="11.01cm" style:rel-column-width="410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5cm" style:rel-column-width="20136*"/>
    </style:style>
    <style:style style:name="Table1.B" style:family="table-column">
      <style:table-column-properties style:column-width="3.401cm" style:rel-column-width="12670*"/>
    </style:style>
    <style:style style:name="Table1.C" style:family="table-column">
      <style:table-column-properties style:column-width="8.784cm" style:rel-column-width="327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602cm" style:rel-column-width="20872*"/>
    </style:style>
    <style:style style:name="Table3.B" style:family="table-column">
      <style:table-column-properties style:column-width="7.906cm" style:rel-column-width="29455*"/>
    </style:style>
    <style:style style:name="Table3.C" style:family="table-column">
      <style:table-column-properties style:column-width="4.082cm" style:rel-column-width="1520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2" style:family="table-row">
      <style:table-row-properties style:min-row-height="1.812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1.381cm"/>
    </style:style>
    <style:style style:name="P1" style:family="paragraph" style:parent-style-name="Table_20_Contents">
      <style:text-properties fo:language="cs" fo:country="CZ" fo:font-weight="bold" officeooo:rsid="0029e84c" officeooo:paragraph-rsid="0029e84c" style:font-weight-asian="bold" style:font-weight-complex="bold"/>
    </style:style>
    <style:style style:name="P2" style:family="paragraph" style:parent-style-name="Table_20_Contents">
      <style:text-properties fo:language="cs" fo:country="CZ" fo:font-weight="bold" officeooo:rsid="00056ae2" officeooo:paragraph-rsid="00341284" style:font-weight-asian="bold" style:font-weight-complex="bold"/>
    </style:style>
    <style:style style:name="P3" style:family="paragraph" style:parent-style-name="Table_20_Contents">
      <style:text-properties fo:language="cs" fo:country="CZ" fo:font-weight="bold" officeooo:rsid="0005b4b6" officeooo:paragraph-rsid="0005b4b6" fo:background-color="#ff3333" style:font-weight-asian="bold" style:font-weight-complex="bold"/>
    </style:style>
    <style:style style:name="P4" style:family="paragraph" style:parent-style-name="Table_20_Contents">
      <style:text-properties fo:language="cs" fo:country="CZ" fo:font-weight="bold" officeooo:rsid="0005b4b6" officeooo:paragraph-rsid="0005b4b6" fo:background-color="#b2b2b2" style:font-weight-asian="bold" style:font-weight-complex="bold"/>
    </style:style>
    <style:style style:name="P5" style:family="paragraph" style:parent-style-name="Table_20_Contents">
      <style:text-properties fo:language="cs" fo:country="CZ" fo:font-weight="bold" officeooo:rsid="00252d8c" officeooo:paragraph-rsid="00252d8c" fo:background-color="#996633" style:font-weight-asian="bold" style:font-weight-complex="bold"/>
    </style:style>
    <style:style style:name="P6" style:family="paragraph" style:parent-style-name="Table_20_Contents">
      <style:text-properties fo:language="cs" fo:country="CZ" fo:font-weight="bold" officeooo:rsid="00252d8c" officeooo:paragraph-rsid="00252d8c" fo:background-color="#0066ff" style:font-weight-asian="bold" style:font-weight-complex="bold"/>
    </style:style>
    <style:style style:name="P7" style:family="paragraph" style:parent-style-name="Table_20_Contents">
      <style:text-properties fo:language="cs" fo:country="CZ" fo:font-weight="bold" officeooo:rsid="00252d8c" officeooo:paragraph-rsid="00252d8c" fo:background-color="#ff99ff" style:font-weight-asian="bold" style:font-weight-complex="bold"/>
    </style:style>
    <style:style style:name="P8" style:family="paragraph" style:parent-style-name="Table_20_Contents">
      <style:text-properties fo:language="cs" fo:country="CZ" officeooo:rsid="0005b4b6" officeooo:paragraph-rsid="0005b4b6"/>
    </style:style>
    <style:style style:name="P9" style:family="paragraph" style:parent-style-name="Table_20_Contents">
      <style:text-properties fo:language="cs" fo:country="CZ" officeooo:rsid="0007e16a" officeooo:paragraph-rsid="0007e16a"/>
    </style:style>
    <style:style style:name="P10" style:family="paragraph" style:parent-style-name="Table_20_Contents">
      <style:text-properties fo:language="cs" fo:country="CZ" officeooo:rsid="0007e16a" officeooo:paragraph-rsid="0029e84c"/>
    </style:style>
    <style:style style:name="P11" style:family="paragraph" style:parent-style-name="Table_20_Contents">
      <style:text-properties fo:language="cs" fo:country="CZ" officeooo:rsid="000bbc4b" officeooo:paragraph-rsid="000bbc4b"/>
    </style:style>
    <style:style style:name="P12" style:family="paragraph" style:parent-style-name="Table_20_Contents">
      <style:text-properties fo:language="cs" fo:country="CZ" officeooo:rsid="00120561" officeooo:paragraph-rsid="001446fc"/>
    </style:style>
    <style:style style:name="P13" style:family="paragraph" style:parent-style-name="Table_20_Contents">
      <style:text-properties fo:language="cs" fo:country="CZ" officeooo:rsid="00130395" officeooo:paragraph-rsid="001446fc"/>
    </style:style>
    <style:style style:name="P14" style:family="paragraph" style:parent-style-name="Table_20_Contents">
      <style:text-properties fo:language="cs" fo:country="CZ" officeooo:rsid="0014d360" officeooo:paragraph-rsid="0014d360"/>
    </style:style>
    <style:style style:name="P15" style:family="paragraph" style:parent-style-name="Table_20_Contents">
      <style:text-properties fo:language="cs" fo:country="CZ" officeooo:rsid="001ba28d" officeooo:paragraph-rsid="001ba28d"/>
    </style:style>
    <style:style style:name="P16" style:family="paragraph" style:parent-style-name="Table_20_Contents">
      <style:text-properties fo:language="cs" fo:country="CZ" officeooo:rsid="0020f550" officeooo:paragraph-rsid="0020f550"/>
    </style:style>
    <style:style style:name="P17" style:family="paragraph" style:parent-style-name="Table_20_Contents">
      <style:text-properties fo:language="cs" fo:country="CZ" officeooo:rsid="0022b892" officeooo:paragraph-rsid="0022b892"/>
    </style:style>
    <style:style style:name="P18" style:family="paragraph" style:parent-style-name="Table_20_Contents">
      <style:text-properties fo:language="cs" fo:country="CZ" officeooo:rsid="0029e84c" officeooo:paragraph-rsid="0029e84c"/>
    </style:style>
    <style:style style:name="P19" style:family="paragraph" style:parent-style-name="Table_20_Contents">
      <style:text-properties fo:language="cs" fo:country="CZ" officeooo:rsid="00321339" officeooo:paragraph-rsid="00341284"/>
    </style:style>
    <style:style style:name="P20" style:family="paragraph" style:parent-style-name="Table_20_Contents">
      <style:text-properties fo:language="cs" fo:country="CZ" officeooo:rsid="000917e6" officeooo:paragraph-rsid="00341284"/>
    </style:style>
    <style:style style:name="P21" style:family="paragraph" style:parent-style-name="Table_20_Contents">
      <style:text-properties fo:language="cs" fo:country="CZ" officeooo:rsid="000e7254" officeooo:paragraph-rsid="00341284"/>
    </style:style>
    <style:style style:name="P22" style:family="paragraph" style:parent-style-name="Table_20_Contents">
      <style:text-properties fo:language="cs" fo:country="CZ" officeooo:rsid="001bf55b" officeooo:paragraph-rsid="00341284"/>
    </style:style>
    <style:style style:name="P23" style:family="paragraph" style:parent-style-name="Table_20_Contents">
      <style:text-properties fo:language="cs" fo:country="CZ" officeooo:rsid="00268796" officeooo:paragraph-rsid="00341284"/>
    </style:style>
    <style:style style:name="P24" style:family="paragraph" style:parent-style-name="Table_20_Contents">
      <style:text-properties fo:language="cs" fo:country="CZ" officeooo:rsid="001dd89e" officeooo:paragraph-rsid="00341284"/>
    </style:style>
    <style:style style:name="P25" style:family="paragraph" style:parent-style-name="Table_20_Contents">
      <style:text-properties fo:language="cs" fo:country="CZ" officeooo:rsid="00056ae2" officeooo:paragraph-rsid="00341284"/>
    </style:style>
    <style:style style:name="P26" style:family="paragraph" style:parent-style-name="Table_20_Contents">
      <style:text-properties fo:language="cs" fo:country="CZ" officeooo:rsid="002d3ce4" officeooo:paragraph-rsid="00341284"/>
    </style:style>
    <style:style style:name="P27" style:family="paragraph" style:parent-style-name="Table_20_Contents">
      <style:text-properties fo:language="cs" fo:country="CZ" officeooo:rsid="0046e36b" officeooo:paragraph-rsid="0046e36b"/>
    </style:style>
    <style:style style:name="P28" style:family="paragraph" style:parent-style-name="Table_20_Contents">
      <style:text-properties officeooo:paragraph-rsid="0014d360"/>
    </style:style>
    <style:style style:name="P29" style:family="paragraph" style:parent-style-name="Table_20_Contents">
      <style:text-properties fo:language="en" fo:country="US" officeooo:rsid="0022b892" officeooo:paragraph-rsid="0022b892"/>
    </style:style>
    <style:style style:name="P30" style:family="paragraph" style:parent-style-name="Table_20_Contents">
      <style:text-properties officeooo:paragraph-rsid="0029e84c"/>
    </style:style>
    <style:style style:name="P31" style:family="paragraph" style:parent-style-name="Table_20_Contents">
      <style:text-properties officeooo:paragraph-rsid="0007e16a"/>
    </style:style>
    <style:style style:name="P32" style:family="paragraph" style:parent-style-name="Table_20_Contents">
      <style:text-properties officeooo:paragraph-rsid="00341284"/>
    </style:style>
    <style:style style:name="P33" style:family="paragraph" style:parent-style-name="Text_20_body">
      <style:text-properties fo:language="cs" fo:country="CZ" officeooo:rsid="000ca94b" officeooo:paragraph-rsid="000ca94b"/>
    </style:style>
    <style:style style:name="P34" style:family="paragraph" style:parent-style-name="Text_20_body">
      <style:text-properties fo:language="cs" fo:country="CZ" officeooo:rsid="001446fc" officeooo:paragraph-rsid="001446fc"/>
    </style:style>
    <style:style style:name="P35" style:family="paragraph" style:parent-style-name="Text_20_body">
      <style:text-properties fo:language="cs" fo:country="CZ" officeooo:rsid="001446fc" officeooo:paragraph-rsid="00341284"/>
    </style:style>
    <style:style style:name="P36" style:family="paragraph" style:parent-style-name="Text_20_body">
      <style:text-properties fo:language="cs" fo:country="CZ" officeooo:rsid="002997ae" officeooo:paragraph-rsid="002997ae"/>
    </style:style>
    <style:style style:name="P37" style:family="paragraph" style:parent-style-name="Text_20_body">
      <style:text-properties fo:language="cs" fo:country="CZ" officeooo:rsid="000cb14c" officeooo:paragraph-rsid="002bccea"/>
    </style:style>
    <style:style style:name="P38" style:family="paragraph" style:parent-style-name="Text_20_body">
      <style:text-properties fo:language="cs" fo:country="CZ" officeooo:rsid="0005b4b6" officeooo:paragraph-rsid="001446fc"/>
    </style:style>
    <style:style style:name="P39" style:family="paragraph" style:parent-style-name="Text_20_body">
      <style:text-properties fo:language="cs" fo:country="CZ" officeooo:rsid="003e9d15" officeooo:paragraph-rsid="003e9d15"/>
    </style:style>
    <style:style style:name="P40" style:family="paragraph" style:parent-style-name="Text_20_body">
      <style:text-properties fo:language="cs" fo:country="CZ" officeooo:rsid="003f959f" officeooo:paragraph-rsid="003f959f"/>
    </style:style>
    <style:style style:name="P41" style:family="paragraph" style:parent-style-name="Text_20_body">
      <style:text-properties fo:language="cs" fo:country="CZ" officeooo:rsid="0046e36b" officeooo:paragraph-rsid="0046e36b"/>
    </style:style>
    <style:style style:name="P42" style:family="paragraph" style:parent-style-name="Text_20_body">
      <style:text-properties fo:language="cs" fo:country="CZ" officeooo:rsid="0048c319" officeooo:paragraph-rsid="0048c319"/>
    </style:style>
    <style:style style:name="P43" style:family="paragraph" style:parent-style-name="Text_20_body">
      <style:text-properties fo:language="cs" fo:country="CZ" officeooo:rsid="004a2d7f" officeooo:paragraph-rsid="004a2d7f"/>
    </style:style>
    <style:style style:name="P44" style:family="paragraph" style:parent-style-name="Text_20_body">
      <style:text-properties officeooo:rsid="000ca94b" officeooo:paragraph-rsid="000ca94b"/>
    </style:style>
    <style:style style:name="P45" style:family="paragraph" style:parent-style-name="Text_20_body">
      <style:text-properties officeooo:paragraph-rsid="0005b4b6"/>
    </style:style>
    <style:style style:name="P46" style:family="paragraph" style:parent-style-name="Text_20_body">
      <style:text-properties officeooo:rsid="001446fc" officeooo:paragraph-rsid="0020f550"/>
    </style:style>
    <style:style style:name="P47" style:family="paragraph" style:parent-style-name="Text_20_body">
      <style:text-properties officeooo:paragraph-rsid="002bccea"/>
    </style:style>
    <style:style style:name="P48" style:family="paragraph" style:parent-style-name="Text_20_body">
      <style:text-properties officeooo:paragraph-rsid="001446fc"/>
    </style:style>
    <style:style style:name="P49" style:family="paragraph" style:parent-style-name="Text_20_body">
      <style:text-properties officeooo:paragraph-rsid="000cb14c"/>
    </style:style>
    <style:style style:name="P50" style:family="paragraph" style:parent-style-name="Text_20_body">
      <style:text-properties officeooo:paragraph-rsid="00378abc"/>
    </style:style>
    <style:style style:name="P51" style:family="paragraph" style:parent-style-name="Text_20_body">
      <style:text-properties officeooo:rsid="00378abc" officeooo:paragraph-rsid="00378abc"/>
    </style:style>
    <style:style style:name="P52" style:family="paragraph" style:parent-style-name="Text_20_body">
      <style:text-properties officeooo:paragraph-rsid="0020f550"/>
    </style:style>
    <style:style style:name="P53" style:family="paragraph" style:parent-style-name="Text_20_body">
      <style:text-properties officeooo:paragraph-rsid="003aafe3"/>
    </style:style>
    <style:style style:name="P54" style:family="paragraph" style:parent-style-name="Text_20_body">
      <style:text-properties officeooo:paragraph-rsid="003f959f"/>
    </style:style>
    <style:style style:name="P55" style:family="paragraph" style:parent-style-name="Text_20_body">
      <style:text-properties officeooo:paragraph-rsid="003e9d15"/>
    </style:style>
    <style:style style:name="P56" style:family="paragraph" style:parent-style-name="Text_20_body">
      <style:text-properties officeooo:paragraph-rsid="004541c4"/>
    </style:style>
    <style:style style:name="P57" style:family="paragraph" style:parent-style-name="Text_20_body">
      <style:text-properties officeooo:paragraph-rsid="00464f38"/>
    </style:style>
    <style:style style:name="P58" style:family="paragraph" style:parent-style-name="Text_20_body">
      <style:text-properties officeooo:paragraph-rsid="004b2cd4"/>
    </style:style>
    <style:style style:name="P59" style:family="paragraph" style:parent-style-name="Text_20_body">
      <style:text-properties officeooo:rsid="004ca89f" officeooo:paragraph-rsid="004ca89f"/>
    </style:style>
    <style:style style:name="P60" style:family="paragraph" style:parent-style-name="Text_20_body">
      <style:text-properties officeooo:paragraph-rsid="004ca89f"/>
    </style:style>
    <style:style style:name="P61" style:family="paragraph" style:parent-style-name="Standard">
      <style:text-properties fo:language="cs" fo:country="CZ" officeooo:rsid="00056ae2" officeooo:paragraph-rsid="00341284"/>
    </style:style>
    <style:style style:name="P62" style:family="paragraph" style:parent-style-name="Standard">
      <style:text-properties fo:language="cs" fo:country="CZ" officeooo:rsid="0014d360" officeooo:paragraph-rsid="00341284"/>
    </style:style>
    <style:style style:name="P63" style:family="paragraph" style:parent-style-name="Heading_20_1">
      <style:text-properties fo:language="cs" fo:country="CZ" officeooo:rsid="00378abc" officeooo:paragraph-rsid="00378abc"/>
    </style:style>
    <style:style style:name="P64" style:family="paragraph" style:parent-style-name="Heading_20_1">
      <style:text-properties fo:language="cs" fo:country="CZ" officeooo:rsid="00242058" officeooo:paragraph-rsid="00242058"/>
    </style:style>
    <style:style style:name="P65" style:family="paragraph" style:parent-style-name="Heading_20_1">
      <style:text-properties officeooo:paragraph-rsid="001446fc"/>
    </style:style>
    <style:style style:name="P66" style:family="paragraph" style:parent-style-name="Heading_20_1">
      <style:text-properties officeooo:paragraph-rsid="00341284"/>
    </style:style>
    <style:style style:name="P67" style:family="paragraph" style:parent-style-name="Heading_20_1">
      <style:text-properties officeooo:paragraph-rsid="0005b4b6"/>
    </style:style>
    <style:style style:name="P68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69" style:family="paragraph" style:parent-style-name="Text_20_body">
      <style:text-properties fo:language="cs" fo:country="CZ" officeooo:rsid="00378abc" officeooo:paragraph-rsid="00378abc"/>
    </style:style>
    <style:style style:name="P70" style:family="paragraph" style:parent-style-name="Text_20_body" style:list-style-name="L1">
      <style:text-properties fo:language="cs" fo:country="CZ" officeooo:rsid="003d0a8f" officeooo:paragraph-rsid="003d0a8f"/>
    </style:style>
    <style:style style:name="P71" style:family="paragraph" style:parent-style-name="Text_20_body" style:list-style-name="L2">
      <style:text-properties fo:language="cs" fo:country="CZ" officeooo:rsid="003f959f" officeooo:paragraph-rsid="003f959f"/>
    </style:style>
    <style:style style:name="P72" style:family="paragraph" style:parent-style-name="Text_20_body" style:list-style-name="L2">
      <style:text-properties fo:language="cs" fo:country="CZ" officeooo:rsid="00415a82" officeooo:paragraph-rsid="00415a82"/>
    </style:style>
    <style:style style:name="P73" style:family="paragraph" style:parent-style-name="Text_20_body" style:list-style-name="L1">
      <style:text-properties officeooo:paragraph-rsid="003d0a8f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fo:font-weight="bold" officeooo:rsid="0029e84c" style:font-weight-asian="bold" style:font-weight-complex="bold"/>
    </style:style>
    <style:style style:name="T5" style:family="text">
      <style:text-properties fo:language="cs" fo:country="CZ" fo:font-weight="bold" officeooo:rsid="00378abc" style:font-weight-asian="bold" style:font-weight-complex="bold"/>
    </style:style>
    <style:style style:name="T6" style:family="text">
      <style:text-properties fo:language="cs" fo:country="CZ" fo:font-weight="bold" officeooo:rsid="004541c4" style:font-weight-asian="bold" style:font-weight-complex="bold"/>
    </style:style>
    <style:style style:name="T7" style:family="text">
      <style:text-properties fo:language="cs" fo:country="CZ" fo:font-weight="bold" officeooo:rsid="0029e84c" fo:background-color="#ffcc00" loext:char-shading-value="0" style:font-weight-asian="bold" style:font-weight-complex="bold"/>
    </style:style>
    <style:style style:name="T8" style:family="text">
      <style:text-properties fo:language="cs" fo:country="CZ" officeooo:rsid="0005b4b6"/>
    </style:style>
    <style:style style:name="T9" style:family="text">
      <style:text-properties fo:language="cs" fo:country="CZ" officeooo:rsid="000a5614"/>
    </style:style>
    <style:style style:name="T10" style:family="text">
      <style:text-properties fo:language="cs" fo:country="CZ" officeooo:rsid="000ca94b"/>
    </style:style>
    <style:style style:name="T11" style:family="text">
      <style:text-properties fo:language="cs" fo:country="CZ" officeooo:rsid="000cb14c"/>
    </style:style>
    <style:style style:name="T12" style:family="text">
      <style:text-properties fo:language="cs" fo:country="CZ" officeooo:rsid="000e7254"/>
    </style:style>
    <style:style style:name="T13" style:family="text">
      <style:text-properties fo:language="cs" fo:country="CZ" officeooo:rsid="0014d360"/>
    </style:style>
    <style:style style:name="T14" style:family="text">
      <style:text-properties fo:language="cs" fo:country="CZ" officeooo:rsid="0016f0ad"/>
    </style:style>
    <style:style style:name="T15" style:family="text">
      <style:text-properties fo:language="cs" fo:country="CZ" officeooo:rsid="001ba28d"/>
    </style:style>
    <style:style style:name="T16" style:family="text">
      <style:text-properties fo:language="cs" fo:country="CZ" officeooo:rsid="0020f550"/>
    </style:style>
    <style:style style:name="T17" style:family="text">
      <style:text-properties fo:language="cs" fo:country="CZ" officeooo:rsid="0007e16a"/>
    </style:style>
    <style:style style:name="T18" style:family="text">
      <style:text-properties fo:language="cs" fo:country="CZ" officeooo:rsid="002b04fa"/>
    </style:style>
    <style:style style:name="T19" style:family="text">
      <style:text-properties fo:language="cs" fo:country="CZ" officeooo:rsid="002bccea"/>
    </style:style>
    <style:style style:name="T20" style:family="text">
      <style:text-properties fo:language="cs" fo:country="CZ" officeooo:rsid="001446fc"/>
    </style:style>
    <style:style style:name="T21" style:family="text">
      <style:text-properties fo:language="cs" fo:country="CZ" officeooo:rsid="002d3ce4"/>
    </style:style>
    <style:style style:name="T22" style:family="text">
      <style:text-properties fo:language="cs" fo:country="CZ" officeooo:rsid="00378abc"/>
    </style:style>
    <style:style style:name="T23" style:family="text">
      <style:text-properties fo:language="cs" fo:country="CZ" officeooo:rsid="00388418"/>
    </style:style>
    <style:style style:name="T24" style:family="text">
      <style:text-properties fo:language="cs" fo:country="CZ" officeooo:rsid="00396eed"/>
    </style:style>
    <style:style style:name="T25" style:family="text">
      <style:text-properties fo:language="cs" fo:country="CZ" officeooo:rsid="002997ae"/>
    </style:style>
    <style:style style:name="T26" style:family="text">
      <style:text-properties fo:language="cs" fo:country="CZ" officeooo:rsid="003aafe3"/>
    </style:style>
    <style:style style:name="T27" style:family="text">
      <style:text-properties fo:language="cs" fo:country="CZ" fo:font-style="italic" officeooo:rsid="00388418" style:font-style-asian="italic" style:font-style-complex="italic"/>
    </style:style>
    <style:style style:name="T28" style:family="text">
      <style:text-properties fo:language="cs" fo:country="CZ" officeooo:rsid="003b311a"/>
    </style:style>
    <style:style style:name="T29" style:family="text">
      <style:text-properties fo:language="cs" fo:country="CZ" officeooo:rsid="003d0a8f"/>
    </style:style>
    <style:style style:name="T30" style:family="text">
      <style:text-properties fo:language="cs" fo:country="CZ" officeooo:rsid="003f959f"/>
    </style:style>
    <style:style style:name="T31" style:family="text">
      <style:text-properties fo:language="cs" fo:country="CZ" officeooo:rsid="003e9d15"/>
    </style:style>
    <style:style style:name="T32" style:family="text">
      <style:text-properties fo:language="cs" fo:country="CZ" officeooo:rsid="00427397"/>
    </style:style>
    <style:style style:name="T33" style:family="text">
      <style:text-properties fo:language="cs" fo:country="CZ" officeooo:rsid="003f90a0"/>
    </style:style>
    <style:style style:name="T34" style:family="text">
      <style:text-properties fo:language="cs" fo:country="CZ" officeooo:rsid="004541c4"/>
    </style:style>
    <style:style style:name="T35" style:family="text">
      <style:text-properties fo:language="cs" fo:country="CZ" officeooo:rsid="00464f38"/>
    </style:style>
    <style:style style:name="T36" style:family="text">
      <style:text-properties fo:language="cs" fo:country="CZ" officeooo:rsid="0046e36b"/>
    </style:style>
    <style:style style:name="T37" style:family="text">
      <style:text-properties fo:language="cs" fo:country="CZ" officeooo:rsid="004b2cd4"/>
    </style:style>
    <style:style style:name="T38" style:family="text">
      <style:text-properties fo:language="cs" fo:country="CZ" officeooo:rsid="004ca89f"/>
    </style:style>
    <style:style style:name="T39" style:family="text">
      <style:text-properties officeooo:rsid="000ab30c"/>
    </style:style>
    <style:style style:name="T40" style:family="text">
      <style:text-properties fo:font-weight="normal" officeooo:rsid="000ab30c" style:font-weight-asian="normal" style:font-weight-complex="normal"/>
    </style:style>
    <style:style style:name="T41" style:family="text">
      <style:text-properties fo:font-weight="normal" officeooo:rsid="0010335e" style:font-weight-asian="normal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3f959f"/>
    </style:style>
    <style:style style:name="T44" style:family="text">
      <style:text-properties officeooo:rsid="000e7254"/>
    </style:style>
    <style:style style:name="T45" style:family="text">
      <style:text-properties officeooo:rsid="000ed9e2"/>
    </style:style>
    <style:style style:name="T46" style:family="text">
      <style:text-properties officeooo:rsid="001446fc"/>
    </style:style>
    <style:style style:name="T47" style:family="text">
      <style:text-properties officeooo:rsid="0014d360"/>
    </style:style>
    <style:style style:name="T48" style:family="text">
      <style:text-properties officeooo:rsid="0019c00e"/>
    </style:style>
    <style:style style:name="T49" style:family="text">
      <style:text-properties officeooo:rsid="001ff6cb"/>
    </style:style>
    <style:style style:name="T50" style:family="text">
      <style:text-properties officeooo:rsid="0022b892"/>
    </style:style>
    <style:style style:name="T51" style:family="text">
      <style:text-properties officeooo:rsid="002b04fa"/>
    </style:style>
    <style:style style:name="T52" style:family="text">
      <style:text-properties fo:background-color="#66ccff" loext:char-shading-value="0"/>
    </style:style>
    <style:style style:name="T53" style:family="text">
      <style:text-properties officeooo:rsid="002d3ce4"/>
    </style:style>
    <style:style style:name="T54" style:family="text">
      <style:text-properties style:font-name="Liberation Sans" fo:font-size="18.2000007629395pt" fo:language="cs" fo:country="CZ" fo:font-weight="bold" officeooo:rsid="0034128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5" style:family="text">
      <style:text-properties style:font-name="Liberation Sans" fo:font-size="14.1000003814697pt" fo:language="cs" fo:country="CZ" fo:font-weight="bold" officeooo:rsid="0046e36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3f90a0"/>
    </style:style>
    <style:style style:name="T58" style:family="text">
      <style:text-properties officeooo:rsid="0046e36b"/>
    </style:style>
    <style:style style:name="T59" style:family="text">
      <style:text-properties officeooo:rsid="0048c319"/>
    </style:style>
    <style:style style:name="T60" style:family="text">
      <style:text-properties officeooo:rsid="004a2d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Metriky</text:h>
      <text:p text:style-name="P51"><text:span text:style-name="T1">Pod metriky spadají </text:span><text:span text:style-name="T23">vlastnosti, dovednosti a statistiky. Každá metrika má </text:span><text:span text:style-name="T27">základní hodnotu</text:span><text:span text:style-name="T23">, </text:span><text:span text:style-name="T26">která je uložena,</text:span><text:span text:style-name="T23"> a </text:span><text:span text:style-name="T27">aktuální hodnotu</text:span><text:span text:style-name="T23">, která je výsledkem aplikace efektů.</text:span></text:p>
      <text:h text:style-name="P65" text:outline-level="1">Vlastnosti (abilities)</text:h>
      <text:p text:style-name="P34">Rozsah: 0 - 10 <text:span text:style-name="T47">(podle národa a pohlaví jsou určeny maximum a minimum)</text:span></text:p>
      <text:p text:style-name="P48"><text:span text:style-name="T20">Jsou předurčené národností postavy a pohlavím. Na začátku celkem </text:span><text:span text:style-name="T21">3</text:span><text:span text:style-name="T20">0, z toho lze rozdělit </text:span><text:span text:style-name="T21">6</text:span><text:span text:style-name="T20"> bod</text:span><text:span text:style-name="T21">ů</text:span><text:span text:style-name="T20">, poté každ</text:span><text:span text:style-name="T21">ých</text:span><text:span text:style-name="T20"> </text:span><text:span text:style-name="T21">5 </text:span><text:span text:style-name="T20">levelů další bod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Síla</text:p>
          </table:table-cell>
          <table:table-cell table:style-name="Table2.B1" office:value-type="string">
            <text:p text:style-name="P13">Zbraně (poškození), nosnost</text:p>
          </table:table-cell>
        </table:table-row>
        <table:table-row>
          <table:table-cell table:style-name="Table2.A2" office:value-type="string">
            <text:p text:style-name="P18">Obratnost</text:p>
          </table:table-cell>
          <table:table-cell table:style-name="Table2.B2" office:value-type="string">
            <text:p text:style-name="P13">Zbraně (zasažení)</text:p>
          </table:table-cell>
        </table:table-row>
        <table:table-row>
          <table:table-cell table:style-name="Table2.A2" office:value-type="string">
            <text:p text:style-name="P12">Odolnost</text:p>
          </table:table-cell>
          <table:table-cell table:style-name="Table2.B2" office:value-type="string">
            <text:p text:style-name="P13">Zdraví, hlad, žízeň</text:p>
          </table:table-cell>
        </table:table-row>
        <table:table-row>
          <table:table-cell table:style-name="Table2.A2" office:value-type="string">
            <text:p text:style-name="P18">Chytrost (inteligence)</text:p>
          </table:table-cell>
          <table:table-cell table:style-name="Table2.B2" office:value-type="string">
            <text:p text:style-name="P27">Obchodování, řemeslo</text:p>
          </table:table-cell>
        </table:table-row>
        <table:table-row>
          <table:table-cell table:style-name="Table2.A2" office:value-type="string">
            <text:p text:style-name="P18">Moudrost</text:p>
          </table:table-cell>
          <table:table-cell table:style-name="Table2.B2" office:value-type="string">
            <text:p text:style-name="P18"><text:span text:style-name="T58">Efektivita </text:span>magie, </text:p>
          </table:table-cell>
        </table:table-row>
        <table:table-row>
          <table:table-cell table:style-name="Table2.A2" office:value-type="string">
            <text:p text:style-name="P18">Vůle</text:p>
          </table:table-cell>
          <table:table-cell table:style-name="Table2.B2" office:value-type="string">
            <text:p text:style-name="P18">Únava, Množství magie</text:p>
          </table:table-cell>
        </table:table-row>
      </table:table>
      <text:p text:style-name="P38"/>
      <text:h text:style-name="P66" text:outline-level="1">Dovednosti (skills)</text:h>
      <text:p text:style-name="P35">Rozsah 0 - 10</text:p>
      <text:p text:style-name="P62">Na začátku hry dostane každá postava několik bodů podle národa a pohlaví, hráč může rozdělit další 1 bod a potom při postupu na další level.</text:p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<text:span text:style-name="T12">Chladné</text:span> zbraně</text:p>
          </table:table-cell>
          <table:table-cell table:style-name="Table1.A1" office:value-type="string">
            <text:p text:style-name="P20">Síla, obratnost</text:p>
          </table:table-cell>
          <table:table-cell table:style-name="Table1.C1" office:value-type="string">
            <text:p text:style-name="P32"><text:span text:style-name="T12">Pěstní klín, nůž, </text:span>dýka, kyj, kladivo, meč <text:span text:style-name="T9">a štít, hůl, palice, kopí</text:span></text:p>
          </table:table-cell>
        </table:table-row>
        <table:table-row>
          <table:table-cell table:style-name="Table1.A2" office:value-type="string">
            <text:p text:style-name="P21">Vrhací zbraně</text:p>
          </table:table-cell>
          <table:table-cell table:style-name="Table1.A2" office:value-type="string">
            <text:p text:style-name="P21">Síla, obratnost</text:p>
          </table:table-cell>
          <table:table-cell table:style-name="Table1.C2" office:value-type="string">
            <text:p text:style-name="P21">Oštěp, kámen, vrhací dýka, vrhací sekera</text:p>
          </table:table-cell>
        </table:table-row>
        <table:table-row>
          <table:table-cell table:style-name="Table1.A2" office:value-type="string">
            <text:p text:style-name="P32">Střelné zbraně</text:p>
          </table:table-cell>
          <table:table-cell table:style-name="Table1.A2" office:value-type="string">
            <text:p text:style-name="P20"><text:span text:style-name="T46">Síla, </text:span>obratnost</text:p>
          </table:table-cell>
          <table:table-cell table:style-name="Table1.C2" office:value-type="string">
            <text:p text:style-name="P32">prak, foukačka, luk</text:p>
          </table:table-cell>
        </table:table-row>
        <table:table-row>
          <table:table-cell table:style-name="Table1.A2" office:value-type="string">
            <text:p text:style-name="P22">Umění boje</text:p>
          </table:table-cell>
          <table:table-cell table:style-name="Table1.A2" office:value-type="string">
            <text:p text:style-name="P23">obratnost</text:p>
          </table:table-cell>
          <table:table-cell table:style-name="Table1.C2" office:value-type="string">
            <text:p text:style-name="P24">Pravděpodobnost vyhnutí se</text:p>
          </table:table-cell>
        </table:table-row>
        <table:table-row>
          <table:table-cell table:style-name="Table1.A2" office:value-type="string">
            <text:p text:style-name="P32">Lov</text:p>
          </table:table-cell>
          <table:table-cell table:style-name="Table1.A2" office:value-type="string">
            <text:p text:style-name="P20">Obratnost</text:p>
          </table:table-cell>
          <table:table-cell table:style-name="Table1.C2" office:value-type="string">
            <text:p text:style-name="P32"><text:span text:style-name="T2">Lov, </text:span>rybaření, stahování z kůže, odebrání zubů, kostí, šlach, jedových žláz</text:p>
          </table:table-cell>
        </table:table-row>
        <table:table-row>
          <table:table-cell table:style-name="Table1.A2" office:value-type="string">
            <text:p text:style-name="P32">Řemeslo</text:p>
          </table:table-cell>
          <table:table-cell table:style-name="Table1.A2" office:value-type="string">
            <text:p text:style-name="P19">chytrost</text:p>
          </table:table-cell>
          <table:table-cell table:style-name="Table1.C2" office:value-type="string">
            <text:p text:style-name="P25">Výroba zbraní a ošacení z různých materiálů</text:p>
          </table:table-cell>
        </table:table-row>
        <table:table-row>
          <table:table-cell table:style-name="Table1.A2" office:value-type="string">
            <text:p text:style-name="P32">Vaření</text:p>
          </table:table-cell>
          <table:table-cell table:style-name="Table1.A2" office:value-type="string">
            <text:p text:style-name="P26">moudrost</text:p>
          </table:table-cell>
          <table:table-cell table:style-name="Table1.C2" office:value-type="string">
            <text:p text:style-name="P32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>
          <table:table-cell table:style-name="Table1.A2" office:value-type="string">
            <text:p text:style-name="P32">Bylinkářství</text:p>
          </table:table-cell>
          <table:table-cell table:style-name="Table1.A2" office:value-type="string">
            <text:p text:style-name="P26">moudrost</text:p>
          </table:table-cell>
          <table:table-cell table:style-name="Table1.C2" office:value-type="string">
            <text:p text:style-name="P32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>
          <table:table-cell table:style-name="Table1.A2" office:value-type="string">
            <text:p text:style-name="P27">Obchodování</text:p>
          </table:table-cell>
          <table:table-cell table:style-name="Table1.A2" office:value-type="string">
            <text:p text:style-name="P27">chytrost</text:p>
          </table:table-cell>
          <table:table-cell table:style-name="Table1.C2" office:value-type="string">
            <text:p text:style-name="P27">Lepší podmínky při obchodování</text:p>
          </table:table-cell>
        </table:table-row>
        <table:table-row>
          <table:table-cell table:style-name="Table1.A2" office:value-type="string">
            <text:p text:style-name="P32">Lesan</text:p>
          </table:table-cell>
          <table:table-cell table:style-name="Table1.A2" office:value-type="string">
            <text:p text:style-name="P26">moudrost</text:p>
          </table:table-cell>
          <table:table-cell table:style-name="Table1.C2" office:value-type="string">
            <text:p text:style-name="P32">přírodní magie (bonus v lese, přivolání zvěře na <text:soft-page-break/>pomoc)</text:p>
          </table:table-cell>
        </table:table-row>
        <table:table-row>
          <table:table-cell table:style-name="Table1.A2" office:value-type="string">
            <text:p text:style-name="P32">Vodan</text:p>
          </table:table-cell>
          <table:table-cell table:style-name="Table1.A2" office:value-type="string">
            <text:p text:style-name="P26">chytrost</text:p>
          </table:table-cell>
          <table:table-cell table:style-name="Table1.C2" office:value-type="string">
            <text:p text:style-name="P32">magie vody (hledání vody, ochranná magie, přidává životy)</text:p>
          </table:table-cell>
        </table:table-row>
        <table:table-row>
          <table:table-cell table:style-name="Table1.A2" office:value-type="string">
            <text:p text:style-name="P32">Ohňan</text:p>
          </table:table-cell>
          <table:table-cell table:style-name="Table1.A2" office:value-type="string">
            <text:p text:style-name="P19">chytrost</text:p>
          </table:table-cell>
          <table:table-cell table:style-name="Table1.C2" office:value-type="string">
            <text:p text:style-name="P32">magie ohně (rozdělání ohně, damage!)</text:p>
          </table:table-cell>
        </table:table-row>
        <table:table-row>
          <table:table-cell table:style-name="Table1.A2" office:value-type="string">
            <text:p text:style-name="P32">Živa</text:p>
          </table:table-cell>
          <table:table-cell table:style-name="Table1.A2" office:value-type="string">
            <text:p text:style-name="P26">vůle</text:p>
          </table:table-cell>
          <table:table-cell table:style-name="Table1.C2" office:value-type="string">
            <text:p text:style-name="P32">léčivá magie, <text:span text:style-name="T8">bonus ke zdraví</text:span></text:p>
          </table:table-cell>
        </table:table-row>
        <table:table-row>
          <table:table-cell table:style-name="Table1.A2" office:value-type="string">
            <text:p text:style-name="P32">Morana</text:p>
          </table:table-cell>
          <table:table-cell table:style-name="Table1.A2" office:value-type="string">
            <text:p text:style-name="P26">vůle</text:p>
          </table:table-cell>
          <table:table-cell table:style-name="Table1.C2" office:value-type="string">
            <text:p text:style-name="P32">černá magie (mocná kouzla, která ale mají vždy i stinnou stránku), <text:span text:style-name="T3">pouze Subterané</text:span></text:p>
          </table:table-cell>
        </table:table-row>
        <table:table-row>
          <table:table-cell table:style-name="Table1.A2" office:value-type="string">
            <text:p text:style-name="P25">Scientia</text:p>
          </table:table-cell>
          <table:table-cell table:style-name="Table1.A2" office:value-type="string">
            <text:p text:style-name="P26">chytrost</text:p>
          </table:table-cell>
          <table:table-cell table:style-name="Table1.C2" office:value-type="string">
            <text:p text:style-name="P2"><text:span text:style-name="T40">Použití některých cereluských nástrojů a předmětů, např. </text:span><text:span text:style-name="T41">k</text:span><text:span text:style-name="T40">řesadla, </text:span><text:span text:style-name="T41">samostřílu</text:span><text:span text:style-name="T40">,</text:span><text:span text:style-name="T39"> </text:span>pouze Cerelusané</text:p>
          </table:table-cell>
        </table:table-row>
      </table:table>
      <text:p text:style-name="P61"/>
      <text:h text:style-name="P67" text:outline-level="1"><text:span text:style-name="T54">S</text:span><text:span text:style-name="T20">tatistiky (stats)</text:span></text:h>
      <text:p text:style-name="P46"><text:span text:style-name="T16">Maximum je</text:span><text:span text:style-name="T1"> vypočítané z vlastností postavy a dalších efektů (předměty, kouzla atd.) </text:span></text:p>
      <text:p text:style-name="P52"><text:span text:style-name="T24">Barevně označené statistiky mají oproti ostatním metrikám navíc stav </text:span><text:span text:style-name="T26">(0..max)</text:span><text:span text:style-name="T24">, který</text:span><text:span text:style-name="T16"> </text:span><text:span text:style-name="T26">je uložen a </text:span><text:span text:style-name="T25">mění </text:span><text:span text:style-name="T26">se </text:span><text:span text:style-name="T25">vlivem času (zdraví, jídlo ...) nebo místa (teplota) </text:span><text:span text:style-name="T24">apod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Zdraví</text:p>
          </table:table-cell>
          <table:table-cell table:style-name="Table3.A1" office:value-type="string">
            <text:p text:style-name="P14">0..max</text:p>
          </table:table-cell>
          <table:table-cell table:style-name="Table3.C1" office:value-type="string">
            <text:p text:style-name="P9">Bdělost, bezvědomí, smrt</text:p>
          </table:table-cell>
        </table:table-row>
        <table:table-row table:style-name="Table3.2">
          <table:table-cell table:style-name="Table3.A2" office:value-type="string">
            <text:p text:style-name="P30"><text:span text:style-name="T7">Vyčerpání</text:span><text:span text:style-name="T4"> (tělesná únava)</text:span>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31"><text:span text:style-name="T17">Únava snižuje hodnoty vlastností, </text:span><text:span text:style-name="T18">útoky zbraněmi ubírají únavu a vyčerpaná postava již nemůže dále útočit</text:span></text:p>
          </table:table-cell>
        </table:table-row>
        <table:table-row>
          <table:table-cell table:style-name="Table3.A2" office:value-type="string">
            <text:p text:style-name="P1"><text:span text:style-name="T52">Bystrost</text:span> (mentální únava)</text:p>
          </table:table-cell>
          <table:table-cell table:style-name="Table3.A2" office:value-type="string">
            <text:p text:style-name="P18">0..max</text:p>
          </table:table-cell>
          <table:table-cell table:style-name="Table3.C2" office:value-type="string">
            <text:p text:style-name="P10">funguje jako mana, </text:p>
          </table:table-cell>
        </table:table-row>
        <table:table-row>
          <table:table-cell table:style-name="Table3.A2" office:value-type="string">
            <text:p text:style-name="P4">Nosnost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9"><text:span text:style-name="T45">V kamenech. 20 + (5 * síla) </text:span>Velký náklad zpomaluje a zvyšuje únavu</text:p>
          </table:table-cell>
        </table:table-row>
        <table:table-row>
          <table:table-cell table:style-name="Table3.A2" office:value-type="string">
            <text:p text:style-name="P7">Teplota</text:p>
          </table:table-cell>
          <table:table-cell table:style-name="Table3.A2" office:value-type="string">
            <text:p text:style-name="P28"><text:span text:style-name="T15">0</text:span><text:span text:style-name="T13">..max</text:span></text:p>
          </table:table-cell>
          <table:table-cell table:style-name="Table3.C2" office:value-type="string">
            <text:p text:style-name="P8"><text:span text:style-name="T49">Když klesne na nulu, postava </text:span><text:span text:style-name="T50">m</text:span><text:span text:style-name="T49">rzne, </text:span><text:span text:style-name="T50">při nižších hodnotách</text:span> ubývá zdraví.</text:p>
          </table:table-cell>
        </table:table-row>
        <table:table-row>
          <table:table-cell table:style-name="Table3.A2" office:value-type="string">
            <text:p text:style-name="P5">Jídlo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31"><text:span text:style-name="T23">Hlad s</text:span><text:span text:style-name="T17">nižuje </text:span><text:span text:style-name="T23">max. zdraví</text:span><text:span text:style-name="T17">, </text:span><text:span text:style-name="T23">sílu, </text:span><text:span text:style-name="T17">únavu</text:span></text:p>
          </table:table-cell>
        </table:table-row>
        <table:table-row table:style-name="Table3.7">
          <table:table-cell table:style-name="Table3.A2" office:value-type="string">
            <text:p text:style-name="P6">Voda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31"><text:span text:style-name="T23">Snižuje max.</text:span><text:span text:style-name="T17"> únavu, spánek nedoplňuje zdraví</text:span></text:p>
          </table:table-cell>
        </table:table-row>
        <table:table-row>
          <table:table-cell table:style-name="Table3.A2" office:value-type="string">
            <text:p text:style-name="P11"><text:span text:style-name="T48">Národ/</text:span><text:span text:style-name="T44">Rodný j</text:span>azyk</text:p>
          </table:table-cell>
          <table:table-cell table:style-name="Table3.A2" office:value-type="string">
            <text:p text:style-name="P16">A/J/R/K</text:p>
          </table:table-cell>
          <table:table-cell table:style-name="Table3.C2" office:value-type="string">
            <text:p text:style-name="P11">Adelanština/Jukijština, … </text:p>
          </table:table-cell>
        </table:table-row>
        <text:soft-page-break/>
        <table:table-row>
          <table:table-cell table:style-name="Table3.A2" office:value-type="string">
            <text:p text:style-name="P15">Zásah</text:p>
          </table:table-cell>
          <table:table-cell table:style-name="Table3.A2" office:value-type="string">
            <text:p text:style-name="P17">%</text:p>
          </table:table-cell>
          <table:table-cell table:style-name="Table3.C2" office:value-type="string">
            <text:p text:style-name="P15">Pravděpodobnost zásahu, podle aktuální zbraně, dovednosti a obratnosti</text:p>
          </table:table-cell>
        </table:table-row>
        <table:table-row>
          <table:table-cell table:style-name="Table3.A2" office:value-type="string">
            <text:p text:style-name="P15">Poškození</text:p>
          </table:table-cell>
          <table:table-cell table:style-name="Table3.A2" office:value-type="string">
            <text:p text:style-name="P17">N</text:p>
          </table:table-cell>
          <table:table-cell table:style-name="Table3.C2" office:value-type="string">
            <text:p text:style-name="P15">Míra poškození při zásahu, podle zbraně a její dovednosti (u chladných zbraní podle síly)</text:p>
          </table:table-cell>
        </table:table-row>
        <table:table-row>
          <table:table-cell table:style-name="Table3.A2" office:value-type="string">
            <text:p text:style-name="P15">Vyhnutí se</text:p>
          </table:table-cell>
          <table:table-cell table:style-name="Table3.A2" office:value-type="string">
            <text:p text:style-name="P15">%</text:p>
          </table:table-cell>
          <table:table-cell table:style-name="Table3.C2" office:value-type="string">
            <text:p text:style-name="P15">Pravděpodobnost vyhnutí se zásahu, podle obratnosti</text:p>
          </table:table-cell>
        </table:table-row>
        <table:table-row>
          <table:table-cell table:style-name="Table3.A2" office:value-type="string">
            <text:p text:style-name="P29">Ochrana</text:p>
          </table:table-cell>
          <table:table-cell table:style-name="Table3.A2" office:value-type="string">
            <text:p text:style-name="P29">N</text:p>
          </table:table-cell>
          <table:table-cell table:style-name="Table3.C2" office:value-type="string">
            <text:p text:style-name="P29">S<text:span text:style-name="T1">íla zbroje a odolnosti</text:span></text:p>
          </table:table-cell>
        </table:table-row>
      </table:table>
      <text:p text:style-name="P45"/>
      <text:h text:style-name="P63" text:outline-level="1">Permanenty</text:h>
      <text:p text:style-name="P69">Nemoci, artefakty a další měniče vlastností, dovedností a statistik. Každý permanent má alespoň jeden efekt.</text:p>
      <text:p text:style-name="P53"><text:span text:style-name="T26">Permanenty jsou interně jednoznačně identifikovány, což zajišťuje, aby každá postava mohla mít jeden permanent pouze jedenkrát. Některé permanenty zmizí samy po nějakém čase, jiné je třeba </text:span><text:span text:style-name="T28">odstranit nějakou akcí (např. vyléčení nemoci nebo spánek pro ods</text:span><text:span text:style-name="T29">t</text:span><text:span text:style-name="T28">ranění únavy).</text:span></text:p>
      <text:list xml:id="list1831408174" text:style-name="L1">
        <text:list-item>
          <text:p text:style-name="P70">Artefakt</text:p>
        </text:list-item>
        <text:list-item>
          <text:p text:style-name="P70">Kouzlo</text:p>
        </text:list-item>
        <text:list-item>
          <text:p text:style-name="P70">Nemoc</text:p>
        </text:list-item>
        <text:list-item>
          <text:p text:style-name="P73"><text:span text:style-name="T29">Tělesné</text:span><text:span text:style-name="T28"> (únava, </text:span><text:span text:style-name="T29">zima, hlad...</text:span><text:span text:style-name="T28">)</text:span></text:p>
        </text:list-item>
      </text:list>
      <text:h text:style-name="Heading_20_2" text:outline-level="2">Efekty</text:h>
      <text:p text:style-name="P50"><text:span text:style-name="T22">Efekt je změna konkrétní vlastnosti, dovednosti nebo dovednosti, vět</text:span><text:span text:style-name="T29">š</text:span><text:span text:style-name="T22">inou je definován metrikou (např. </text:span><text:span text:style-name="T5">Síla -1</text:span><text:span text:style-name="T22">), </text:span><text:span text:style-name="T29">ale může mít i speciální podobu a být popsán slovně</text:span><text:span text:style-name="T22">. Efekt je vždy důsledkem nějakého permanentu. Některé efekty působí v čase (nap</text:span><text:span text:style-name="T28">ř. únava ubere kousek zdraví každou hodinu</text:span><text:span text:style-name="T22">).</text:span></text:p>
      <text:h text:style-name="P64" text:outline-level="1">Postup na další úroveň</text:h>
      <text:p text:style-name="P36">Rozdělit <text:span text:style-name="T51">body pro dovednosti, případně vlastnosti </text:span><text:span text:style-name="T53">(každých 5 levelů)</text:span></text:p>
      <text:h text:style-name="Heading_20_1" text:outline-level="1">Boj</text:h>
      <text:p text:style-name="P33">Útok: zasažení, poškození</text:p>
      <text:p text:style-name="P33">Obrana: vyhnutí se, ochrana</text:p>
      <text:p text:style-name="P33"><text:soft-page-break/>1. fáze – zasažení vs. vyhnutí se (zásah nebo vedle)</text:p>
      <text:p text:style-name="P33">2. fáze – poškození vs. Ochrana (poškození zbraně, zbroje a újma na zdraví)</text:p>
      <text:h text:style-name="Heading_20_1" text:outline-level="1"><text:span text:style-name="T10">M</text:span><text:span text:style-name="T1">agie</text:span></text:h>
      <text:p text:style-name="P44"><text:span text:style-name="T1">Použití magie zvyšuje únavu. Obřad se nemusí vždy podařit. Většina obřadů vyžaduje nějaký předmět </text:span><text:span text:style-name="T11">jako obětinu</text:span><text:span text:style-name="T1">.</text:span></text:p>
      <text:p text:style-name="P33">Účinky mohou být různé podle obřadu a výše dovednosti.</text:p>
      <text:h text:style-name="Heading_20_1" text:outline-level="1"><text:span text:style-name="T1">Vaření, </text:span><text:span text:style-name="T15">Bylinkářství</text:span><text:span text:style-name="T1"> a Ř</text:span><text:span text:style-name="T42">emeslo</text:span></text:h>
      <text:p text:style-name="P47"><text:span text:style-name="T11">Fungují velice podobně. </text:span><text:span text:style-name="T19">P</text:span><text:span text:style-name="T11">rodukty, které lze vyrobit, </text:span><text:span text:style-name="T19">se každá p</text:span><text:span text:style-name="T13">ostava musí </text:span><text:span text:style-name="T14">naučit formou receptů</text:span><text:span text:style-name="T11">. </text:span><text:span text:style-name="T19">Recepty vyžadují jistou v</text:span><text:span text:style-name="T11">ýš</text:span><text:span text:style-name="T19">i</text:span><text:span text:style-name="T11"> dovednosti, </text:span><text:span text:style-name="T19">aby bylo možné se je naučit i vyrábět</text:span><text:span text:style-name="T11">. </text:span><text:span text:style-name="T19">Postavy v družině se mohou recepty učit navzájem.</text:span></text:p>
      <text:p text:style-name="P37"><text:s/>Lze použít jen při táboření.</text:p>
      <text:h text:style-name="P68" text:outline-level="1">Podívat se po okolí</text:h>
      <text:p text:style-name="P49"><text:span text:style-name="T11">Speciální možnost dostupná při táboření. Postavy, které se půjdou rozhlédnout po okolí mohou nalézt vodu (Vodan), nalézt </text:span><text:span text:style-name="T15">luční </text:span><text:span text:style-name="T11">plody (Živa</text:span><text:span text:style-name="T15">)</text:span><text:span text:style-name="T11">, </text:span><text:span text:style-name="T15">lesní </text:span><text:span text:style-name="T21">lesní </text:span><text:span text:style-name="T15">plody (</text:span><text:span text:style-name="T11">Lesan), bylinky (bylinkářství) nebo ulovit zvěř (lov).</text:span></text:p>
      <text:h text:style-name="Heading_20_1" text:outline-level="1">Konverzace</text:h>
      <text:p text:style-name="P55"><text:span text:style-name="T31">Konverzace vždy probíhá mezi družinou na jedné straně a jednou NPC postavou na druhé straně. Vstup vypravěče může zmínit přítomnost dalších NPC postav </text:span><text:span text:style-name="T32">ve vstupu může být i hláška s odlišným portrétem</text:span><text:span text:style-name="T31">, ale s družino</text:span><text:span text:style-name="T33">u</text:span><text:span text:style-name="T31"> vždy mluví jedna NPC a </text:span><text:span text:style-name="T32">v záhlaví je</text:span><text:span text:style-name="T31"> jen jeden portrét.</text:span></text:p>
      <text:p text:style-name="P39">Za družinu mluví zpravidla hlavní hrdina, ale pokud nesplňuje podmínky (response condition), může za družinu promluvit i jiná postava, která je automaticky vybrána a její portrét <text:span text:style-name="T57">pak </text:span>zobrazen.</text:p>
      <text:p text:style-name="P40">Po zahájení konverzace se zobrazí první vstup (initial entry). <text:span text:style-name="T60">Výběrem odpovědi se konverzace posune k dalšímu vstupu.</text:span></text:p>
      <text:p text:style-name="P43">Pokud nejsou k dispozici další vstupy, je zobrazeno tlačítko pro opuštění a konverzace končí.</text:p>
      <text:h text:style-name="Heading_20_3" text:outline-level="3">Response Condition</text:h>
      <text:p text:style-name="P40">Jednoduchá podmínka na hodnotu metriky. Je<text:span text:style-name="T42"> definovan</text:span>á metrikou a typem podmínky.</text:p>
      <text:list xml:id="list2831144987" text:style-name="L2">
        <text:list-item>
          <text:p text:style-name="P71">Větší nebo rovná (např. <text:span text:style-name="T56">Vodan 5</text:span>)</text:p>
        </text:list-item>
        <text:list-item>
          <text:p text:style-name="P71">rovná (např. <text:span text:style-name="T56">pohlaví muž</text:span>)</text:p>
        </text:list-item>
        <text:list-item>
          <text:p text:style-name="P72">není rovná (např. )</text:p>
        </text:list-item>
      </text:list>
      <text:p text:style-name="P54"><text:soft-page-break/><text:span text:style-name="T30">Pokud ji hlavní hrdina nesplňuje, je vybrána jiná postava z družiny, která ji s</text:span><text:span text:style-name="T43">pl</text:span><text:span text:style-name="T30">ňuje, a ta potom mluví za družinu. Pokud podmínku nesplňuje žádná z postav, je text odpovědi neviditelný, ale podmínka je stále zobrazena, aby hráč věděl, že zde existuje další možnost a co má udělat, aby se mu odemknula.</text:span></text:p>
      <text:h text:style-name="Heading_20_3" text:outline-level="3"><text:span text:style-name="T30">R</text:span><text:span text:style-name="T1">esponse Price</text:span></text:h>
      <text:p text:style-name="P56"><text:span text:style-name="T34">Při zvolení této možnosti zaplatí družina NPC postavě, se kterou hovoří, </text:span><text:span text:style-name="T37">určité</text:span><text:span text:style-name="T34"> množství </text:span><text:span text:style-name="T37">nějakých </text:span><text:span text:style-name="T34">předmětů (např. </text:span><text:span text:style-name="T6">3x hrách</text:span><text:span text:style-name="T34"> nebo </text:span><text:span text:style-name="T6">10x stříbrňák</text:span><text:span text:style-name="T34">)</text:span></text:p>
      <text:p text:style-name="P56"><text:span text:style-name="T34">Možnost je viditelná, i když družina </text:span><text:span text:style-name="T37">zrovna </text:span><text:span text:style-name="T34">nemá požadované předměty.</text:span></text:p>
      <text:h text:style-name="Heading_20_3" text:outline-level="3"><text:span text:style-name="T34">R</text:span><text:span text:style-name="T1">esponse Story</text:span><text:span text:style-name="T36">point</text:span><text:span text:style-name="T1"> </text:span><text:span text:style-name="T55">Required</text:span></text:h>
      <text:p text:style-name="P57"><text:span text:style-name="T35">Definuje storypoint, který je nutno d</text:span><text:span text:style-name="T36">os</text:span><text:span text:style-name="T35">áhnout pro použití odpovědi, a také storypoint, po jehož dosažení odpověď zmizí.</text:span></text:p>
      <text:p text:style-name="P58"><text:span text:style-name="T35">Pokud odpověď nesplňuje jednu z podmínek, není vůbec viditelná.</text:span></text:p>
      <text:h text:style-name="Heading_20_3" text:outline-level="3">JumpTo</text:h>
      <text:p text:style-name="P60"><text:span text:style-name="T37">P</text:span><text:span text:style-name="T38">okud vstup definuje JumpTo (odkaz na jiný vstup v konverzaci), jsou zobrazeny i odpovědi z tohoto vstupu (tedy nikoliv jeho hlášky, ale odpovídající odpovědi).</text:span></text:p>
      <text:p text:style-name="P59"><text:span text:style-name="T38">T</text:span><text:span text:style-name="T1">ypickým příkladem by byla možnost „Ještě jsme se chtěli na něco zeptat“, za kterou by následovaly možnosti odpovědí prvního vstupu konverzace.</text:span></text:p>
      <text:h text:style-name="Heading_20_1" text:outline-level="1">Obchod</text:h>
      <text:p text:style-name="P41">Na Koboku i na Kontinentu se obchoduje směnou. I když národy na Kontinentu mají vlastní mince, <text:span text:style-name="T59">i tam lze</text:span> obchodovat výměnou zboží za zboží, pokud je jejich hodnota podobná.</text:p>
      <text:p text:style-name="P42">Na ocenění zboží, které prodává postava z družiny, má vliv její dovednost obchodování, chytrost a také národ (vztah mezi národem postavy a národem obchodníka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1:14:28.099000000</meta:creation-date>
    <dc:date>2022-07-25T17:08:03.573000000</dc:date>
    <meta:editing-duration>P8DT6H50M21S</meta:editing-duration>
    <meta:editing-cycles>31</meta:editing-cycles>
    <meta:generator>LibreOffice/7.0.1.2$Windows_X86_64 LibreOffice_project/7cbcfc562f6eb6708b5ff7d7397325de9e764452</meta:generator>
    <meta:document-statistic meta:table-count="3" meta:image-count="0" meta:object-count="0" meta:page-count="5" meta:paragraph-count="151" meta:word-count="1030" meta:character-count="6796" meta:non-whitespace-character-count="5916"/>
  </office:meta>
</office:document-meta>
</file>